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37" style:family="table-column">
      <style:table-column-properties fo:break-before="auto" style:column-width="5.0437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3.0146in"/>
    </style:style>
    <style:style style:name="co40" style:family="table-column">
      <style:table-column-properties fo:break-before="auto" style:column-width="2.4854in"/>
    </style:style>
    <style:style style:name="co41" style:family="table-column">
      <style:table-column-properties fo:break-before="auto" style:column-width="4.943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083in"/>
    </style:style>
    <style:style style:name="co47" style:family="table-column">
      <style:table-column-properties fo:break-before="auto" style:column-width="2.4063in"/>
    </style:style>
    <style:style style:name="co48" style:family="table-column">
      <style:table-column-properties fo:break-before="auto" style:column-width="2.948in"/>
    </style:style>
    <style:style style:name="co49" style:family="table-column">
      <style:table-column-properties fo:break-before="auto" style:column-width="3.3102in"/>
    </style:style>
    <style:style style:name="co50" style:family="table-column">
      <style:table-column-properties fo:break-before="auto" style:column-width="1.1354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2.9492in"/>
    </style:style>
    <style:style style:name="co53" style:family="table-column">
      <style:table-column-properties fo:break-before="auto" style:column-width="4.1362in"/>
    </style:style>
    <style:style style:name="co54" style:family="table-column">
      <style:table-column-properties fo:break-before="auto" style:column-width="2.4898in"/>
    </style:style>
    <style:style style:name="co55" style:family="table-column">
      <style:table-column-properties fo:break-before="auto" style:column-width="1.7972in"/>
    </style:style>
    <style:style style:name="co56" style:family="table-column">
      <style:table-column-properties fo:break-before="auto" style:column-width="3.698in"/>
    </style:style>
    <style:style style:name="co57" style:family="table-column">
      <style:table-column-properties fo:break-before="auto" style:column-width="3.7709in"/>
    </style:style>
    <style:style style:name="co58" style:family="table-column">
      <style:table-column-properties fo:break-before="auto" style:column-width="3.1563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2.0102in" fo:break-before="auto" style:use-optimal-row-height="true"/>
    </style:style>
    <style:style style:name="ro8" style:family="table-row">
      <style:table-row-properties style:row-height="1.4508in" fo:break-before="auto" style:use-optimal-row-height="true"/>
    </style:style>
    <style:style style:name="ro9" style:family="table-row">
      <style:table-row-properties style:row-height="0.7492in" fo:break-before="auto" style:use-optimal-row-height="true"/>
    </style:style>
    <style:style style:name="ro10" style:family="table-row">
      <style:table-row-properties style:row-height="1.4665in" fo:break-before="auto" style:use-optimal-row-height="true"/>
    </style:style>
    <style:style style:name="ro11" style:family="table-row">
      <style:table-row-properties style:row-height="1.6425in" fo:break-before="auto" style:use-optimal-row-height="tru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5575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line-through-type="single"/>
    </style:style>
    <style:style style:name="T14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16" style:family="text">
      <style:text-properties style:font-weight-complex="normal" style:font-relief="none" style:font-style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font-name-asian="Roboto" style:font-name="Roboto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  <style:style style:name="T17" style:family="text">
      <style:text-properties fo:text-shadow="none" style:font-relief="none" style:font-style-complex="normal" style:font-weight-complex="normal" style:font-size-complex="11pt" style:font-name-complex="Roboto" style:language-complex="hi" style:country-complex="IN" fo:language="en" fo:country="US" fo:font-style="normal" style:text-underline-style="none" style:text-underline-color="font-color" fo:font-size="11pt" fo:color="#f95c4a" style:font-style-asian="normal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text-emphasize="none" style:text-overline-style="none" style:text-overline-color="font-color"/>
    </style:style>
    <style:style style:name="T18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91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00M00S" calcext:value-type="time">
            <text:p>16:00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2"/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19H30M00S" calcext:value-type="time">
            <text:p>19:30</text:p>
          </table:table-cell>
          <table:table-cell table:number-columns-repeated="5"/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Default" table:number-columns-repeated="2"/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 table:number-columns-repeated="3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4" table:number-rows-repeated="1048438">
          <table:table-cell table:number-columns-repeated="1024"/>
        </table:table-row>
        <table:table-row table:style-name="ro5" table:number-rows-repeated="1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number-columns-repeated="2" table:default-cell-style-name="ce87"/>
        <table:table-column table:style-name="co4" table:number-columns-repeated="2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default-cell-style-name="Default"/>
        <table:table-column table:style-name="co40" table:default-cell-style-name="Default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4" table:default-cell-style-name="ce87"/>
        <table:table-column table:style-name="co45" table:default-cell-style-name="ce87"/>
        <table:table-column table:style-name="co46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7" table:default-cell-style-name="ce87"/>
        <table:table-column table:style-name="co48" table:number-columns-repeated="2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87"/>
        <table:table-column table:style-name="co59" table:default-cell-style-name="Default"/>
        <table:table-column table:style-name="co60" table:default-cell-style-name="ce87"/>
        <table:table-column table:style-name="co4" table:number-columns-repeated="3" table:default-cell-style-name="ce87"/>
        <table:table-column table:style-name="co58" table:default-cell-style-name="ce87"/>
        <table:table-column table:style-name="co61" table:default-cell-style-name="ce87"/>
        <table:table-column table:style-name="co62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number-columns-repeated="941" table:default-cell-style-name="ce87"/>
        <table:table-row table:style-name="ro6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[don’t count] Repetitive / Infinite / Replay / Leisure</text:p>
          </table:table-cell>
          <table:table-cell table:style-name="ce194" office:value-type="string" calcext:value-type="string">
            <text:p><text:span text:style-name="T18">A challenge! / Run! / Think! / Precision is required / </text:span>Your Arm Will Probably Hurt</text:p>
          </table:table-cell>
          <table:table-cell table:style-name="ce194" office:value-type="string" calcext:value-type="string">
            <text:p>Auteurs Of Video Games</text:p>
          </table:table-cell>
          <table:table-cell table:style-name="ce194" office:value-type="string" calcext:value-type="string">
            <text:p>Collectives of Auteurs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8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Learn Python in Y Minutes</text:p>
            <text:p><text:span text:style-name="T11">Python by Example</text:span>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13">Hannibal</text:span></text:p>
            <text:p><text:span text:style-name="T14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92" office:value-type="string" calcext:value-type="string">
            <text:p>Shinobi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Default" table:number-columns-repeated="17"/>
          <table:table-cell table:style-name="ce119"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/>
            <text:p><text:span text:style-name="T3">Banjo-Kazooie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3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8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6">Algorithms: videos: Elementary Symbol Tables</text:span></text:p>
            <text:p><text:span text:style-name="T6">Algorithms: notes: Elementary Symbol Tables</text:span></text:p>
            <text:p><text:span text:style-name="T6">Algorithms: videos: Balanced Search Trees</text:span></text:p>
            <text:p><text:span text:style-name="T6">Algorithms: notes: Balanced Search Trees</text:span></text:p>
            <text:p><text:span text:style-name="T6">Algorithms: videos: Geometric Applications of BSTs</text:span></text:p>
            <text:p><text:span text:style-name="T6">Algorithms: notes: Geometric Applications of BSTs</text:span></text:p>
            <text:p><text:span text:style-name="T6">Algorithms: programming: Assignment 5: Kd-trees</text:span></text:p>
            <text:p><text:span text:style-name="T7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Limbo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Batman: Arkham Asylum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17"/>
          <table:table-cell table:style-name="ce119"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9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9">
          <table:table-cell table:style-name="ce113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3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Default" table:number-columns-repeated="2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5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Mirror’s Edge</text:p>
          </table:table-cell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Pathologic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Yakuza</text:p>
          </table:table-cell>
          <table:table-cell table:style-name="ce187" office:value-type="string" calcext:value-type="string">
            <text:p>Beneath a Steel Sky</text:p>
          </table:table-cell>
          <table:table-cell table:style-name="ce187" office:value-type="string" calcext:value-type="string">
            <text:p>Wasteland 2</text:p>
          </table:table-cell>
          <table:table-cell table:style-name="Default" table:number-columns-repeated="19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ce160" office:value-type="string" calcext:value-type="string">
            <text:p>Action Comics #775</text:p>
          </table:table-cell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5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Portal Stories: Mel</text:p>
          </table:table-cell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/>
          <table:table-cell table:style-name="ce102" office:value-type="string" calcext:value-type="string">
            <text:p><text:span text:style-name="T3">Devil May Cry | </text:span>Metal Gear Rising: Revengeance</text:p>
          </table:table-cell>
          <table:table-cell table:style-name="ce102" office:value-type="string" calcext:value-type="string">
            <text:p>Bully</text:p>
          </table:table-cell>
          <table:table-cell table:style-name="ce187" office:value-type="string" calcext:value-type="string">
            <text:p>Hacknet</text:p>
          </table:table-cell>
          <table:table-cell table:style-name="Default" table:number-columns-repeated="17"/>
          <table:table-cell table:style-name="ce119"/>
          <table:table-cell table:style-name="Default"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19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5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Soma</text:p>
          </table:table-cell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rand Theft Auto III</text:p>
          </table:table-cell>
          <table:table-cell table:style-name="ce187" office:value-type="string" calcext:value-type="string">
            <text:p>Her Story</text:p>
          </table:table-cell>
          <table:table-cell table:style-name="Default" table:number-columns-repeated="7"/>
          <table:table-cell table:style-name="ce119"/>
          <table:table-cell table:style-name="Default" table:number-columns-repeated="1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0">
          <table:table-cell table:style-name="ce115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8">Competitive Programmer’s Handbook</text:span></text:p>
            <text:p><text:span text:style-name="T2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9">Eloquent JavaScript</text:span></text:p>
            <text:p><text:span text:style-name="T9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5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Transistor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Tomb Raider</text:p>
          </table:table-cell>
          <table:table-cell table:style-name="ce102" office:value-type="string" calcext:value-type="string">
            <text:p>Little Nightmares</text:p>
          </table:table-cell>
          <table:table-cell table:style-name="Default" table:number-columns-repeated="7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3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normalization</text:span></text:p>
            <text:p>Test-Driven Web Development with Python</text:p>
            <text:p><text:span text:style-name="T9">Web API Design: Crafting Interfaces that Developers Lov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6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onic The Hedgehog</text:p>
          </table:table-cell>
          <table:table-cell table:style-name="ce102" office:value-type="string" calcext:value-type="string">
            <text:p>Snatcher</text:p>
          </table:table-cell>
          <table:table-cell/>
          <table:table-cell table:style-name="Default"/>
          <table:table-cell table:style-name="ce102" office:value-type="string" calcext:value-type="string">
            <text:p>FreeSpace 2</text:p>
          </table:table-cell>
          <table:table-cell table:style-name="ce102" office:value-type="string" calcext:value-type="string">
            <text:p>Metro 2033 Redux</text:p>
          </table:table-cell>
          <table:table-cell table:style-name="ce187" office:value-type="string" calcext:value-type="string">
            <text:p>Spec Ops: The Line</text:p>
          </table:table-cell>
          <table:table-cell table:style-name="Default" table:number-columns-repeated="7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9">Microservices AntiPatterns and Pitfall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7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onic The Hedgehog 2</text:p>
          </table:table-cell>
          <table:table-cell table:style-name="ce192" office:value-type="string" calcext:value-type="string">
            <text:p>Super Mario 3</text:p>
          </table:table-cell>
          <table:table-cell/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Default"/>
          <table:table-cell table:style-name="ce102" office:value-type="string" calcext:value-type="string">
            <text:p>Splinter Cell: Pandora Tomorrow</text:p>
          </table:table-cell>
          <table:table-cell table:style-name="Default" table:number-columns-repeated="4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9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SQL</text:span></text:p>
            <text:p>Test-Driven Web Development with Python</text:p>
            <text:p><text:span text:style-name="T9">Microservices vs. Service-Oriented Architectur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7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92" office:value-type="string" calcext:value-type="string">
            <text:p>Super Mario 64</text:p>
          </table:table-cell>
          <table:table-cell/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02" office:value-type="string" calcext:value-type="string">
            <text:p>Tacoma</text:p>
          </table:table-cell>
          <table:table-cell table:style-name="Default" table:number-columns-repeated="3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3">Jedi Knight: Jedi Academy</text:span></text:p>
            <text:p><text:span text:style-name="T3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9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8">Reactive Microsystem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7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VVVVVV</text:p>
          </table:table-cell>
          <table:table-cell table:style-name="ce192" office:value-type="string" calcext:value-type="string">
            <text:p>The Legend of Zelda</text:p>
          </table:table-cell>
          <table:table-cell/>
          <table:table-cell table:style-name="Default" table:number-columns-repeated="3"/>
          <table:table-cell table:style-name="ce102" office:value-type="string" calcext:value-type="string">
            <text:p>What remains of Edith Finch</text:p>
          </table:table-cell>
          <table:table-cell table:style-name="Default" table:number-columns-repeated="3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9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8">Algorithms: videos: </text:span> </text:p>
            <text:p><text:span text:style-name="T9">Programming Pearls</text:span></text:p>
            <text:p><text:span text:style-name="T10">SICP</text:span></text:p>
          </table:table-cell>
          <table:table-cell table:style-name="ce141" office:value-type="string" calcext:value-type="string">
            <text:p><text:span text:style-name="T12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45" office:value-type="string" calcext:value-type="string">
            <text:p><text:span text:style-name="T2">Code Complete | Pragmatic Programmer | Refactoring | Clean Code</text:span></text:p>
            <text:p><text:span text:style-name="T8">Test-Driven Web Development with Python</text:span></text:p>
            <text:p><text:span text:style-name="T8">Reactive Microsystems</text:span></text:p>
          </table:table-cell>
          <table:table-cell table:style-name="ce148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8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9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7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Wolfenstein: The New Order</text:p>
          </table:table-cell>
          <table:table-cell table:style-name="ce192" office:value-type="string" calcext:value-type="string">
            <text:p>The Legend of Zelda: Ocarina of time</text:p>
          </table:table-cell>
          <table:table-cell/>
          <table:table-cell table:style-name="Default" table:number-columns-repeated="7"/>
          <table:table-cell table:style-name="ce119" table:number-columns-repeated="9"/>
          <table:table-cell table:number-columns-repeated="3"/>
          <table:table-cell table:style-name="ce119" table:number-columns-repeated="5"/>
          <table:table-cell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Emacs Lisp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onster Hunt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uper Meat Boy</text:p>
          </table:table-cell>
          <table:table-cell table:number-columns-repeated="2"/>
          <table:table-cell table:style-name="Default" table:number-columns-repeated="5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onster Hunter</text:span></text:p>
            <text:p><text:span text:style-name="T3">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2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3">Monster Hunter</text:span></text:p>
            <text:p><text:span text:style-name="T3">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48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3">Monster Hunter</text:span></text:p>
            <text:p><text:span text:style-name="T3">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onster Hunter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onster Hunter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onster Hunter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2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onster Hunter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onster Hunter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48" office:value-type="string" calcext:value-type="string">
            <text:p>Learn OpenGL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9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/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1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1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ropico 5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48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8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8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Default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Default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2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24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In the Name of the Father</text:p>
          </table:table-cell>
          <table:table-cell table:style-name="ce119" table:number-columns-repeated="10"/>
          <table:table-cell table:style-name="ce102" office:value-type="string" calcext:value-type="string">
            <text:p>The Witcher</text:p>
          </table:table-cell>
          <table:table-cell table:style-name="ce119"/>
          <table:table-cell table:number-columns-repeated="2"/>
          <table:table-cell table:style-name="ce119" table:number-columns-repeated="24"/>
          <table:table-cell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The Boxer</text:p>
          </table:table-cell>
          <table:table-cell table:number-columns-repeated="10" table:style-name="ce117" office:value-type="string" calcext:value-type="string">
            <text:p>~</text:p>
          </table:table-cell>
          <table:table-cell table:style-name="ce193" office:value-type="string" calcext:value-type="string">
            <text:p>Count:</text:p>
          </table:table-cell>
          <table:table-cell table:style-name="ce201" table:formula="of:= COUNTA([.AI2:.AP52])" office:value-type="float" office:value="60" calcext:value-type="float">
            <text:p>60</text:p>
          </table:table-cell>
          <table:table-cell table:style-name="ce117" office:value-type="string" calcext:value-type="string">
            <text:p>~</text:p>
          </table:table-cell>
          <table:table-cell table:style-name="ce117"/>
          <table:table-cell table:number-columns-repeated="39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Messenger</text:p>
          </table:table-cell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 table:style-name="ce102" office:value-type="string" calcext:value-type="string">
            <text:p>Republic Commando</text:p>
          </table:table-cell>
          <table:table-cell table:style-name="Default"/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0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ce187" office:value-type="string" calcext:value-type="string">
            <text:p>Brigador</text:p>
          </table:table-cell>
          <table:table-cell table:style-name="Default"/>
          <table:table-cell table:style-name="ce119" table:number-columns-repeated="4"/>
          <table:table-cell table:style-name="Default"/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3"/>
          <table:table-cell table:style-name="ce92" office:value-type="string" calcext:value-type="string">
            <text:p>Junkfood Cinema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Car Mechanic Simulator 2015</text:p>
          </table:table-cell>
          <table:table-cell table:style-name="ce102" office:value-type="string" calcext:value-type="string">
            <text:p>Shadow Tactics</text:p>
          </table:table-cell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Fallout New Vegas</text:p>
          </table:table-cell>
          <table:table-cell table:style-name="ce192" office:value-type="string" calcext:value-type="string">
            <text:p>Super Mario World</text:p>
          </table:table-cell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ontra</text:p>
          </table:table-cell>
          <table:table-cell table:style-name="ce102" office:value-type="string" calcext:value-type="string">
            <text:p>Night in the Wood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<text:s/>Sonic the Hedgehog 2</text:p>
          </table:table-cell>
          <table:table-cell table:style-name="ce119" table:number-columns-repeated="11"/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 table:number-columns-repeated="2"/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Grid</text:p>
          </table:table-cell>
          <table:table-cell table:style-name="ce102" office:value-type="string" calcext:value-type="string">
            <text:p>Superhot</text:p>
          </table:table-cell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risis Core: Final Fantasy VII</text:p>
          </table:table-cell>
          <table:table-cell table:style-name="ce187" office:value-type="string" calcext:value-type="string">
            <text:p>Oxenfree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Heroes of Might and Magic III</text:p>
          </table:table-cell>
          <table:table-cell table:style-name="ce119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Silent Hill 2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87" office:value-type="string" calcext:value-type="string">
            <text:p>Legend of Grimrock</text:p>
          </table:table-cell>
          <table:table-cell table:style-name="Default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tories Untold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onster Hunter</text:p>
          </table:table-cell>
          <table:table-cell table:style-name="ce119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The Thing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udrunner</text:p>
          </table:table-cell>
          <table:table-cell table:style-name="ce119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94" office:value-type="string" calcext:value-type="string">
            <text:p>Pac-Man Championship Edition Dx+</text:p>
          </table:table-cell>
          <table:table-cell table:style-name="ce119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Resident Evil 2</text:p>
          </table:table-cell>
          <table:table-cell table:style-name="ce119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.T.A.L.K.E.R.: Shadow of Chernobyl</text:p>
          </table:table-cell>
          <table:table-cell table:style-name="ce119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ce119" table:number-columns-repeated="21"/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87" office:value-type="string" calcext:value-type="string">
            <text:p>SpaceChem</text:p>
          </table:table-cell>
          <table:table-cell table:style-name="ce119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pelunky</text:p>
          </table:table-cell>
          <table:table-cell table:style-name="ce119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2</text:p>
          </table:table-cell>
          <table:table-cell table:style-name="ce119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hinobi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II Turbo</text:p>
          </table:table-cell>
          <table:table-cell table:style-name="ce119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ubnautica</text:p>
          </table:table-cell>
          <table:table-cell table:style-name="ce119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cher</text:p>
          </table:table-cell>
          <table:table-cell table:style-name="ce119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ness</text:p>
          </table:table-cell>
          <table:table-cell table:style-name="ce119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otal War: Shogun 2</text:p>
          </table:table-cell>
          <table:table-cell table:style-name="ce119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ropico 5</text:p>
          </table:table-cell>
          <table:table-cell table:style-name="ce119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 table:style-name="ce119"/>
          <table:table-cell table:style-name="Default" table:number-columns-repeated="2"/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 table:style-name="ce119"/>
          <table:table-cell table:style-name="Default"/>
          <table:table-cell table:style-name="ce119" table:number-columns-repeated="22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 table:style-name="ce119"/>
          <table:table-cell table:style-name="Default"/>
          <table:table-cell table:style-name="ce119" table:number-columns-repeated="22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7"/>
          <table:table-cell table:style-name="Default"/>
          <table:table-cell table:style-name="ce119" table:number-columns-repeated="2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8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 table:style-name="Default" table:number-columns-repeated="7"/>
          <table:table-cell table:style-name="ce119" table:number-columns-repeated="17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 table:style-name="Default" table:number-columns-repeated="8"/>
          <table:table-cell table:style-name="ce119" table:number-columns-repeated="16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 table:style-name="ce119" table:number-columns-repeated="5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Return of the Obra Dinn</text:p>
          </table:table-cell>
          <table:table-cell table:style-name="ce119" table:number-columns-repeated="6"/>
          <table:table-cell table:style-name="Default" table:number-columns-repeated="2"/>
          <table:table-cell table:style-name="ce119" table:number-columns-repeated="17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number-columns-repeated="2"/>
          <table:table-cell table:style-name="ce119" table:number-columns-repeated="5"/>
          <table:table-cell table:style-name="Default"/>
          <table:table-cell table:style-name="ce119" table:number-columns-repeated="18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36" table:style-name="ce117" office:value-type="string" calcext:value-type="string">
            <text:p>~</text:p>
          </table:table-cell>
          <table:table-cell table:style-name="ce117"/>
          <table:table-cell table:number-columns-repeated="35" table:style-name="ce117" office:value-type="string" calcext:value-type="string">
            <text:p>~</text:p>
          </table:table-cell>
          <table:table-cell table:style-name="ce117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 table:style-name="Default" table:number-columns-repeated="5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ce187" office:value-type="string" calcext:value-type="string">
            <text:p>This War of Mine</text:p>
          </table:table-cell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 table:style-name="Default" table:number-columns-repeated="5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 table:style-name="Default" table:number-columns-repeated="5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3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ce103" office:value-type="string" calcext:value-type="string">
            <text:p>The Sound of Music</text:p>
          </table:table-cell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 table:style-name="Default" table:number-columns-repeated="5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2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 table:style-name="Default" table:number-columns-repeated="5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2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 table:style-name="Default" table:number-columns-repeated="5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2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 table:style-name="ce119" table:number-columns-repeated="5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 table:style-name="ce119" table:number-columns-repeated="5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2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 table:style-name="ce119" table:number-columns-repeated="7"/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 table:style-name="ce119" table:number-columns-repeated="5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ce102" office:value-type="string" calcext:value-type="string">
            <text:p>Dungeon Keeper</text:p>
          </table:table-cell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 table:style-name="ce119" table:number-columns-repeated="7"/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 table:style-name="ce119" table:number-columns-repeated="5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2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 table:style-name="ce119" table:number-columns-repeated="7"/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 table:style-name="ce119" table:number-columns-repeated="5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 table:style-name="ce119" table:number-columns-repeated="7"/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 table:style-name="ce119" table:number-columns-repeated="6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 table:style-name="ce119" table:number-columns-repeated="7"/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 table:style-name="ce119" table:number-columns-repeated="6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Ironweed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 table:style-name="ce119" table:number-columns-repeated="6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 table:number-columns-repeated="2"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 table:style-name="ce119" table:number-columns-repeated="6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 table:style-name="ce119" table:number-columns-repeated="6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 table:style-name="ce119" table:number-columns-repeated="12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 table:style-name="ce119" table:number-columns-repeated="11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 table:style-name="ce119" table:number-columns-repeated="11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 table:style-name="ce119" table:number-columns-repeated="11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11"/>
          <table:table-cell/>
          <table:table-cell table:style-name="ce119" office:value-type="string" calcext:value-type="string">
            <text:p>Troika Games</text:p>
          </table:table-cell>
          <table:table-cell table:style-name="ce119" table:number-columns-repeated="12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Arkanum</text:p>
          </table:table-cell>
          <table:table-cell table:style-name="ce119" table:number-columns-repeated="12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The Temple of Elemental Evil</text:p>
          </table:table-cell>
          <table:table-cell table:style-name="ce119" table:number-columns-repeated="16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5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Vampire: The Masquerade – Bloodlines</text:p>
          </table:table-cell>
          <table:table-cell table:style-name="ce119" table:number-columns-repeated="16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11"/>
          <table:table-cell/>
          <table:table-cell table:style-name="ce119" office:value-type="string" calcext:value-type="string">
            <text:p>Black Isle Studios</text:p>
          </table:table-cell>
          <table:table-cell table:style-name="ce119" table:number-columns-repeated="16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Fallout</text:p>
          </table:table-cell>
          <table:table-cell table:style-name="ce119" table:number-columns-repeated="16"/>
          <table:table-cell table:style-name="Default"/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Planescape: Torment</text:p>
          </table:table-cell>
          <table:table-cell table:style-name="ce119" table:number-columns-repeated="1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ce119" table:number-columns-repeated="12"/>
          <table:table-cell/>
          <table:table-cell table:style-name="ce119" office:value-type="string" calcext:value-type="string">
            <text:p>Shiny Entertainmen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Earthworm Jim</text:p>
          </table:table-cell>
          <table:table-cell table:style-name="ce119" table:number-columns-repeated="19"/>
          <table:table-cell table:style-name="Default"/>
          <table:table-cell table:style-name="ce119" table:number-columns-repeated="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Earthworm Jim 2</text:p>
          </table:table-cell>
          <table:table-cell table:style-name="ce119" table:number-columns-repeated="19"/>
          <table:table-cell table:style-name="Default"/>
          <table:table-cell table:style-name="ce119" table:number-columns-repeated="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MDK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Messiah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Sacrific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11"/>
          <table:table-cell/>
          <table:table-cell table:style-name="ce119" office:value-type="string" calcext:value-type="string">
            <text:p>Obisidian Entertainmen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Neverwinter Nights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Pillars of Eternit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Tyrann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11"/>
          <table:table-cell/>
          <table:table-cell table:style-name="ce119" office:value-type="string" calcext:value-type="string">
            <text:p>Biowar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Baldur's Gat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Baldur's Gate II: Shadows of Am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Atonement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Neverwinter Night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Star Wars: Knights of the Old Republic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Jade Empir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Mass Effec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Mass Effect 3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Mass Effec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Dragon Age: Origin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Dragon Age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Dragon Age: Inquisiti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12"/>
          <table:table-cell/>
          <table:table-cell table:style-name="ce119" office:value-type="string" calcext:value-type="string">
            <text:p>Frictional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Amnesia: The Dark Descen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12"/>
          <table:table-cell/>
          <table:table-cell table:style-name="ce119" office:value-type="string" calcext:value-type="string">
            <text:p>Bloober Tea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Layers of Fear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Observer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Blair Witch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The Medi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12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12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12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12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12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number-columns-repeated="46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2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3"/>
        </table:table-row>
        <table:table-row table:style-name="ro4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Grand Central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19" office:value-type="string" calcext:value-type="string">
            <text:p>Joaquin Phoenix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ce119" office:value-type="string" calcext:value-type="string">
            <text:p>Interesting International film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ce119" office:value-type="string" calcext:value-type="string">
            <text:p>Pop films of 80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style-name="ce119" office:value-type="string" calcext:value-type="string">
            <text:p>Pop films of 0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ce162" office:value-type="string" calcext:value-type="string">
            <text:p>Constantin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style-name="ce103" office:value-type="string" calcext:value-type="string">
            <text:p>Finding Dory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 table:number-columns-repeated="2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7"/>
        </table:table-row>
        <table:table-row table:style-name="ro4" table:number-rows-repeated="1048260">
          <table:table-cell table:number-columns-repeated="1018"/>
        </table:table-row>
        <table:table-row table:style-name="ro5">
          <table:table-cell table:number-columns-repeated="1018"/>
        </table:table-row>
      </table:table>
      <table:named-expressions/>
      <table:database-ranges>
        <table:database-range table:name="__Anonymous_Sheet_DB__1" table:target-range-address="Calendar_of_tasks.AH54:Calendar_of_tasks.AH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23:50:47.74778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05T23:55:44.623489928</dc:date>
    <meta:editing-cycles>100</meta:editing-cycles>
    <meta:editing-duration>P2DT35M24S</meta:editing-duration>
    <meta:document-statistic meta:table-count="2" meta:cell-count="2670" meta:object-count="1"/>
  </office:meta>
</office:document-meta>
</file>